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.getInternal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Message( NormalizedMessage message , NamespaceContext namespace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ssage.xpath( String x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.valueOf( String x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.setProperty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get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